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b2b2b2" draw:textarea-horizontal-align="justify" draw:textarea-vertical-align="middle" draw:auto-grow-height="false" fo:min-height="3.926cm" fo:min-width="6.469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b2b2b2" draw:textarea-horizontal-align="justify" draw:textarea-vertical-align="middle" draw:auto-grow-height="false" fo:min-height="3.303cm" fo:min-width="6.469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b2b2b2" draw:textarea-horizontal-align="justify" draw:textarea-vertical-align="middle" draw:auto-grow-height="false" fo:min-height="4.651cm" fo:min-width="6.68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b2b2b2" draw:textarea-horizontal-align="justify" draw:textarea-vertical-align="middle" draw:auto-grow-height="false" fo:min-height="3.343cm" fo:min-width="6.469cm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width="0.05cm" draw:marker-start-width="0.355cm" draw:marker-end="Triangle_20_unfilled" draw:marker-end-width="0.5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b2b2b2"/>
      <style:paragraph-properties fo:text-align="center"/>
      <style:text-properties style:font-name="Andale Mono1"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ndale Mono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ndale Mono1" fo:font-size="8pt" style:font-size-asian="8pt" style:font-size-complex="8pt"/>
    </style:style>
    <style:style style:name="T3" style:family="text">
      <style:text-properties style:font-name="Andale Mono1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ndale Mono1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7.019cm" svg:height="4.226cm" svg:x="7.588cm" svg:y="1.749cm">
          <text:p text:style-name="P1"><text:span text:style-name="T1">Figura</text:span></text:p>
          <text:p text:style-name="P2"><text:span text:style-name="T2">----------------------------------------</text:span></text:p>
          <text:p text:style-name="P2"><text:span text:style-name="T2">-color: String</text:span></text:p>
          <text:p text:style-name="P2"><text:span text:style-name="T2">-relleno: boolean</text:span></text:p>
          <text:p text:style-name="P2"><text:span text:style-name="T2">----------------------------------------</text:span></text:p>
          <text:p text:style-name="P2"><text:span text:style-name="T2">+constructor(color, relleno)</text:span></text:p>
          <text:p text:style-name="P2"><text:span text:style-name="T2">+getColor(): String</text:span></text:p>
          <text:p text:style-name="P2"><text:span text:style-name="T2">+setColor(c)</text:span></text:p>
          <text:p text:style-name="P2"><text:span text:style-name="T2">+estaRelleno(): boolean</text:span></text:p>
          <text:p text:style-name="P2"><text:span text:style-name="T2">+setRelleno(r)</text:span></text:p>
          <text:p text:style-name="P2"><text:span text:style-name="T3">+toString()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019cm" svg:height="3.603cm" svg:x="3.612cm" svg:y="7.448cm">
          <text:p text:style-name="P1"><text:span text:style-name="T1">Círculo</text:span></text:p>
          <text:p text:style-name="P2"><text:span text:style-name="T2">----------------------------------------</text:span></text:p>
          <text:p text:style-name="P4"><text:span text:style-name="T4">-radio</text:span><text:span text:style-name="T2">: number</text:span></text:p>
          <text:p text:style-name="P2"><text:span text:style-name="T2">----------------------------------------</text:span></text:p>
          <text:p text:style-name="P2"><text:span text:style-name="T2">+constructor(radio, color, relleno)</text:span></text:p>
          <text:p text:style-name="P2"><text:span text:style-name="T2">+getRadio(): number</text:span></text:p>
          <text:p text:style-name="P2"><text:span text:style-name="T2">+setRadio(r)</text:span></text:p>
          <text:p text:style-name="P2"><text:span text:style-name="T2">+getArea(): number</text:span></text:p>
          <text:p text:style-name="P2"><text:span text:style-name="T2">+getPerimetro(): number</text:span></text:p>
          <text:p text:style-name="P2"><text:span text:style-name="T3">+toString(): 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35cm" svg:height="4.951cm" svg:x="11.576cm" svg:y="7.407cm">
          <text:p text:style-name="P1"><text:span text:style-name="T1">Rectángulo</text:span></text:p>
          <text:p text:style-name="P2"><text:span text:style-name="T2">----------------------------------------</text:span></text:p>
          <text:p text:style-name="P2"><text:span text:style-name="T2">-ancho: number</text:span></text:p>
          <text:p text:style-name="P2"><text:span text:style-name="T2">-alto: number</text:span></text:p>
          <text:p text:style-name="P2"><text:span text:style-name="T2">----------------------------------------</text:span></text:p>
          <text:p text:style-name="P2"><text:span text:style-name="T3">+constructor(ancho, alto, color, relleno)</text:span></text:p>
          <text:p text:style-name="P2"><text:span text:style-name="T3">+getAncho(): number</text:span></text:p>
          <text:p text:style-name="P2"><text:span text:style-name="T3">+setAncho(a)</text:span></text:p>
          <text:p text:style-name="P2"><text:span text:style-name="T3">+getAlto(): number</text:span></text:p>
          <text:p text:style-name="P2"><text:span text:style-name="T3">+setAlto(a)</text:span></text:p>
          <text:p text:style-name="P2"><text:span text:style-name="T3">+getArea(): number</text:span></text:p>
          <text:p text:style-name="P2"><text:span text:style-name="T3">+getPerimetro(): number</text:span></text:p>
          <text:p text:style-name="P2"><text:span text:style-name="T3">+toString(): String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019cm" svg:height="3.643cm" svg:x="11.594cm" svg:y="14.023cm">
          <text:p text:style-name="P1"><text:span text:style-name="T1">Cuad</text:span><text:span text:style-name="T1">rado</text:span></text:p>
          <text:p text:style-name="P2"><text:span text:style-name="T2">-----</text:span><text:span text:style-name="T2">-----</text:span><text:span text:style-name="T2">-----</text:span><text:span text:style-name="T2">-----</text:span><text:span text:style-name="T2">-----</text:span><text:span text:style-name="T2">-----</text:span><text:span text:style-name="T2">-----</text:span><text:span text:style-name="T2">-----</text:span></text:p>
          <text:p text:style-name="P2"><text:span text:style-name="T2"/></text:p>
          <text:p text:style-name="P2"><text:span text:style-name="T2">-----</text:span><text:span text:style-name="T2">-----</text:span><text:span text:style-name="T2">-----</text:span><text:span text:style-name="T2">-----</text:span><text:span text:style-name="T2">-----</text:span><text:span text:style-name="T2">-----</text:span><text:span text:style-name="T2">-----</text:span><text:span text:style-name="T2">-----</text:span></text:p>
          <text:p text:style-name="P2"><text:span text:style-name="T2">+cons</text:span><text:span text:style-name="T2">truct</text:span><text:span text:style-name="T2">or(la</text:span><text:span text:style-name="T2">do, </text:span><text:span text:style-name="T2">color</text:span><text:span text:style-name="T2">, </text:span><text:span text:style-name="T2">relle</text:span><text:span text:style-name="T2">no)</text:span></text:p>
          <text:p text:style-name="P2"><text:span text:style-name="T2">+getL</text:span><text:span text:style-name="T2">ado()</text:span><text:span text:style-name="T2">: </text:span><text:span text:style-name="T2">numbe</text:span><text:span text:style-name="T2">r</text:span></text:p>
          <text:p text:style-name="P2"><text:span text:style-name="T2">+setL</text:span><text:span text:style-name="T2">ado(l</text:span><text:span text:style-name="T2">ado)</text:span></text:p>
          <text:p text:style-name="P2"><text:span text:style-name="T3">+setA</text:span><text:span text:style-name="T3">ncho(</text:span><text:span text:style-name="T3">lado)</text:span><text:span text:style-name="T3"><text:line-break/></text:span><text:span text:style-name="T3">+setA</text:span><text:span text:style-name="T3">lto(l</text:span><text:span text:style-name="T3">ado)</text:span></text:p>
          <text:p text:style-name="P2"><text:span text:style-name="T3">+toSt</text:span><text:span text:style-name="T3">ring(</text:span><text:span text:style-name="T3">): </text:span><text:span text:style-name="T3">Strin</text:span><text:span text:style-name="T3">g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996cm" svg:y1="7.384cm" svg:x2="9.742cm" svg:y2="5.941cm">
          <text:p/>
        </draw:line>
        <draw:line draw:style-name="gr5" draw:text-style-name="P5" draw:layer="layout" svg:x1="13.061cm" svg:y1="7.36cm" svg:x2="12.387cm" svg:y2="5.941cm">
          <text:p/>
        </draw:line>
        <draw:line draw:style-name="gr5" draw:text-style-name="P5" draw:layer="layout" svg:x1="14.993cm" svg:y1="14.026cm" svg:x2="15.018cm" svg:y2="12.34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06T07:38:58.689940248</meta:creation-date>
    <dc:date>2021-12-29T17:03:47.800586898</dc:date>
    <meta:editing-duration>PT9M40S</meta:editing-duration>
    <meta:editing-cycles>3</meta:editing-cycles>
    <meta:generator>LibreOffice/6.4.7.2$Linux_X86_64 LibreOffice_project/40$Build-2</meta:generator>
    <meta:document-statistic meta:object-count="7"/>
  </office:meta>
</office:document-meta>
</file>